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89cff" officeooo:paragraph-rsid="00089cff"/>
    </style:style>
    <style:style style:name="P2" style:family="paragraph" style:parent-style-name="Standard">
      <style:text-properties officeooo:rsid="00090b8d" officeooo:paragraph-rsid="00089cff"/>
    </style:style>
    <style:style style:name="P3" style:family="paragraph" style:parent-style-name="Standard">
      <style:text-properties officeooo:rsid="00090b8d" officeooo:paragraph-rsid="00090b8d"/>
    </style:style>
    <style:style style:name="P4" style:family="paragraph" style:parent-style-name="Standard">
      <style:text-properties officeooo:rsid="000a0000" officeooo:paragraph-rsid="000a0000"/>
    </style:style>
    <style:style style:name="P5" style:family="paragraph" style:parent-style-name="Standard">
      <style:text-properties officeooo:rsid="000b6cb5" officeooo:paragraph-rsid="000b6cb5"/>
    </style:style>
    <style:style style:name="P6" style:family="paragraph" style:parent-style-name="Standard">
      <style:text-properties officeooo:rsid="000c9027" officeooo:paragraph-rsid="000c9027"/>
    </style:style>
    <style:style style:name="P7" style:family="paragraph" style:parent-style-name="Standard">
      <style:paragraph-properties fo:text-align="end" style:justify-single-word="false"/>
      <style:text-properties officeooo:rsid="000c9027" officeooo:paragraph-rsid="000c90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ú:</text:p>
      <text:p text:style-name="P1"/>
      <text:p text:style-name="P1">¿serás sensato? ¿Por eso te fuiste?</text:p>
      <text:p text:style-name="P1">¿Por tu edad y la mía? Júralo que no.</text:p>
      <text:p text:style-name="P1">Hoy me desperté como si nevara y los copos… (¿por qué</text:p>
      <text:p text:style-name="P1">nevará más suave que la lluvia?), los copos estaban hechos</text:p>
      <text:p text:style-name="P1">de saber que te fuiste porque te pesar ser mayor que yo.</text:p>
      <text:p text:style-name="P2">Te digo, no era una lluvia, que me aplastó al darme cuenta.</text:p>
      <text:p text:style-name="P3">No, era la luz de saber eso que no te atreverías a reconocer.</text:p>
      <text:p text:style-name="P3">¿Evitarás el escándalo?</text:p>
      <text:p text:style-name="P3">¿quién te lo pide?</text:p>
      <text:p text:style-name="P3">¿O a caso crees que sé por qué te busco? (nadie es</text:p>
      <text:p text:style-name="P3">tan infeliz como para saber por qué busca a otra persona).</text:p>
      <text:p text:style-name="P3">Son líneas pequeñas escritas en una lengua que se nos escapa.</text:p>
      <text:p text:style-name="P3">Por más que pasáramos siglos descifrándola, por más</text:p>
      <text:p text:style-name="P3">que los científicos dejaran tranquilos a sus microscopios,</text:p>
      <text:p text:style-name="P3">a sus computadoras, y sólo se dedicaran a descifrar</text:p>
      <text:p text:style-name="P3">estas líneas, ellas seguirían sin ser leídas. Por más que,</text:p>
      <text:p text:style-name="P3">cansado de fracasar, aceptaran, por fin, la ayuda</text:p>
      <text:p text:style-name="P3">de los magos; y los magos, cansados de fracasar, les pidieran</text:p>
      <text:p text:style-name="P3">ayuda a las brujas, y ellas les pidieran ayuda a los ángeles,</text:p>
      <text:p text:style-name="P3">seguirían incomprensibles. </text:p>
      <text:p text:style-name="P3">Están escritas con letra de paso de hormigas.</text:p>
      <text:p text:style-name="P3">¿De qué crees que me estás salvando? ¿Quién te lo pide?</text:p>
      <text:p text:style-name="P3">¿Crees que se por qué te busco?</text:p>
      <text:p text:style-name="P4">Estoy llena de pequeñas letras invisibles que unas hormigas</text:p>
      <text:p text:style-name="P4">escribieron mientras me hacían, con sus cuchillitos </text:p>
      <text:p text:style-name="P4">y sus tenedores diminutos.</text:p>
      <text:p text:style-name="P4">¿Y tú, soberbio e ignorante, crees que te alejas por mi bien?</text:p>
      <text:p text:style-name="P4">Te voy a decir todo lo que sé.</text:p>
      <text:p text:style-name="P4">Son hormigas y arañas que bajan de las estrellas.</text:p>
      <text:p text:style-name="P4">Y una vez que han escrito su canción, en vez de irse,</text:p>
      <text:p text:style-name="P4">se quedan para que uno las coma. Así guardan sus secretos.</text:p>
      <text:p text:style-name="P4">Permanecen quietas todo lo que haga falta. Luego se esconden</text:p>
      <text:p text:style-name="P4">en la primera leche, o en una tostada a los seis años</text:p>
      <text:p text:style-name="P4">o a los veinte (sólo ellas saben) para ser comidas.</text:p>
      <text:p text:style-name="P4">Nunca te enterarás si han terminado su tarea o no,</text:p>
      <text:p text:style-name="P4">si todavía están. Y esas habrán sido tus arañas</text:p>
      <text:p text:style-name="P4">y tus hormigas, tus ángeles laboriosos.</text:p>
      <text:p text:style-name="P4">Pero esto</text:p>
      <text:p text:style-name="P4">es sólo un cuento, demasiado bueno,</text:p>
      <text:p text:style-name="P4">para que sepas lo que sé</text:p>
      <text:p text:style-name="P4">(me enojo conmigo misma cuando leo lo que escribí</text:p>
      <text:p text:style-name="P4">y suena rosado, quiero romper la carta,</text:p>
      <text:p text:style-name="P4">pero no quiero escribir otra).</text:p>
      <text:p text:style-name="P4">La verdad está en el olor de la brea de las autopistas,</text:p>
      <text:p text:style-name="P4"><text:tab/>y en los supermercados.</text:p>
      <text:p text:style-name="P5">En lo golpes de los martillos. En los click del botón</text:p>
      <text:p text:style-name="P5">que apaga la radio. En las sirenas que se oyen de noche.</text:p>
      <text:p text:style-name="P5">En las escaleras de metal. En las cortinas de plástico</text:p>
      <text:p text:style-name="P5">(esas baratas para que no entren las moscas a la cocina).</text:p>
      <text:p text:style-name="P5">En tu maldito reloj despertador, para llegar a tiempo</text:p>
      <text:p text:style-name="P5"><text:soft-page-break/>al maldito turno en el que has elegido esconderte.</text:p>
      <text:p text:style-name="P5">No esperes que nadie,</text:p>
      <text:p text:style-name="P5">NADIE,</text:p>
      <text:p text:style-name="P5">ni siquiera los que crees que me quieren,</text:p>
      <text:p text:style-name="P5">te agradezca esto que haces.</text:p>
      <text:p text:style-name="P5">Podemos seguir, pretender que nunca nos cruzamos.</text:p>
      <text:p text:style-name="P5"><text:tab/>Vivir, incluso, felices.</text:p>
      <text:p text:style-name="P5">Nos regalaron un piano y lo quemamos. No deja de haber</text:p>
      <text:p text:style-name="P5"><text:tab/>música en el mundo por eso </text:p>
      <text:p text:style-name="P5">(es el enojo, es el enojo).</text:p>
      <text:p text:style-name="P5">¿Vas a ser un boticario contando los años que nos separan?</text:p>
      <text:p text:style-name="P5">¿vertiendo líquidos de una ampolla a otra,</text:p>
      <text:p text:style-name="P5"><text:tab/>separando polvos blancos?</text:p>
      <text:p text:style-name="P5">¿Ordenaras tus instrumentos de metal? ¿Te vas a peinar</text:p>
      <text:p text:style-name="P5"><text:tab/>al medio?</text:p>
      <text:p text:style-name="P5">¿Cuidaras los puños de tu camisa?</text:p>
      <text:p text:style-name="P5">Deseo haberme equivocado.</text:p>
      <text:p text:style-name="P5">El Señor Perro Guardián que te acompaña</text:p>
      <text:p text:style-name="P5"><text:tab/>no merece mi enojo</text:p>
      <text:p text:style-name="P5">y le ruego que te gruña en mi nombre,</text:p>
      <text:p text:style-name="P5"><text:tab/>que muerda tus talones</text:p>
      <text:p text:style-name="P5">y se mee en tu merienda.</text:p>
      <text:p text:style-name="P5">Va a ser Navidad para quien no festeje</text:p>
      <text:p text:style-name="P5">y quiero hacerlo,</text:p>
      <text:p text:style-name="P5">estoy harta de tanta ceniza en los pulmones.</text:p>
      <text:p text:style-name="P5">Haya luz, señores de la mina,</text:p>
      <text:p text:style-name="P5">díganle adiós a los derrumbes, los esperan sus esposas</text:p>
      <text:p text:style-name="P5">y sus hijos en la superficie.</text:p>
      <text:p text:style-name="P5">Tiempo de empezar de nuevo, en otra parte.</text:p>
      <text:p text:style-name="P5">Llevan años cavando,</text:p>
      <text:p text:style-name="P5">¿han encontrado la receta para que sus hijos no</text:p>
      <text:p text:style-name="P5">envejezcan?,</text:p>
      <text:p text:style-name="P5">¿el <text:s/>remedio para que sus mujeres no se enfermen,</text:p>
      <text:p text:style-name="P5">o para que a ustedes les devuelvan algunos años?</text:p>
      <text:p text:style-name="P5">(En el mismo sobre del aguinaldo, tres años más;</text:p>
      <text:p text:style-name="P5">el regreso de sus padres, de sus abuelos, a quienes </text:p>
      <text:p text:style-name="P5">no alcanzaron a conocer, y el de los padres de sus abuelos).</text:p>
      <text:p text:style-name="P5">Dios les dé pan a todas las semillas, por favor.</text:p>
      <text:p text:style-name="P6">Por favor.</text:p>
      <text:p text:style-name="P6">Porque los demás no vale la pena. Ni siquiera</text:p>
      <text:p text:style-name="P6"><text:tab/>ganarle a la montaña.</text:p>
      <text:p text:style-name="P6">Inútiles, tontos triunfos. Pedacitos de bronce llorado,</text:p>
      <text:p text:style-name="P6"><text:tab/>por haberle ganado a la montaña.</text:p>
      <text:p text:style-name="P6">Haya luz,</text:p>
      <text:p text:style-name="P6">señores de la mina.</text:p>
      <text:p text:style-name="P6">Repudien a sus patrones, antes de que sea tarde.</text:p>
      <text:p text:style-name="P6">Pondremos guirnaldas, y encenderemos lámparas</text:p>
      <text:p text:style-name="P6">cuando atardezca, habrá guitarra y acordeón,</text:p>
      <text:p text:style-name="P6">dará el viento en los manteles.</text:p>
      <text:p text:style-name="P6">Querido Rey de la Cabina,</text:p>
      <text:p text:style-name="P6">¿por eso te fuste?</text:p>
      <text:p text:style-name="P6">¿Hay una parte en ti que no soporta verme con un cuaderno?</text:p>
      <text:p text:style-name="P6"><text:soft-page-break/>Quiero que sepas que te mentí y que tengo aún menos</text:p>
      <text:p text:style-name="P6"><text:tab/>de los que te dije.</text:p>
      <text:p text:style-name="P6">Tengo cinco años. Tengo tres. Mi abuelo me lleva de la mano</text:p>
      <text:p text:style-name="P6">a la escuela. Estoy en el vientre de mi madre.</text:p>
      <text:p text:style-name="P6">¿Y a ti que te importa? ¿A quien se lo debes?</text:p>
      <text:p text:style-name="P6">No bajes si esperas que el mundo esa menos cruel</text:p>
      <text:p text:style-name="P6"><text:tab/>o que tu seas menos cruel.</text:p>
      <text:p text:style-name="P7">Palo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20:59:37.750862177</meta:creation-date>
    <dc:date>2017-10-15T23:53:01.213137915</dc:date>
    <meta:editing-duration>PT8M2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111" meta:word-count="840" meta:character-count="4465" meta:non-whitespace-character-count="3720"/>
  </office:meta>
</office:document-meta>
</file>